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rial" svg:font-family="arial, sans-serif"/>
    <style:font-face style:name="monospace" svg:font-family="monospac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monospace" fo:font-size="8.39999961853027pt" fo:letter-spacing="normal" fo:font-style="normal" fo:font-weight="normal" style:font-name-asian="NSimSun" style:font-size-asian="10pt" style:font-name-complex="Liberation Mono" style:font-size-complex="10pt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fo:letter-spacing="normal" officeooo:paragraph-rsid="00240e60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fo:letter-spacing="normal" officeooo:rsid="00240e60" officeooo:paragraph-rsid="00240e60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Liberation Mono" fo:font-size="10pt" fo:letter-spacing="normal" officeooo:rsid="00240e60" officeooo:paragraph-rsid="00240e60" style:font-name-asian="NSimSun" style:font-size-asian="10pt" style:font-name-complex="Liberation Mono" style:font-size-complex="10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officeooo:rsid="00240e60" officeooo:paragraph-rsid="00240e60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officeooo:rsid="0024dde9" officeooo:paragraph-rsid="0024dde9"/>
    </style:style>
    <style:style style:name="P8" style:family="paragraph" style:parent-style-name="Standard">
      <style:text-properties officeooo:rsid="001dda1e" officeooo:paragraph-rsid="001dda1e"/>
    </style:style>
    <style:style style:name="P9" style:family="paragraph" style:parent-style-name="Standard">
      <style:text-properties officeooo:rsid="001f7b0b" officeooo:paragraph-rsid="001f7b0b"/>
    </style:style>
    <style:style style:name="P10" style:family="paragraph" style:parent-style-name="Standard">
      <style:text-properties officeooo:paragraph-rsid="001f7b0b"/>
    </style:style>
    <style:style style:name="P11" style:family="paragraph" style:parent-style-name="Standard">
      <style:text-properties style:font-name="Arial" officeooo:paragraph-rsid="001f7b0b"/>
    </style:style>
    <style:style style:name="P12" style:family="paragraph" style:parent-style-name="Standard">
      <style:text-properties style:font-name="Arial" fo:font-size="12pt" officeooo:rsid="001f8bd0" officeooo:paragraph-rsid="001f8bd0" style:font-size-asian="12pt" style:font-size-complex="12pt"/>
    </style:style>
    <style:style style:name="P13" style:family="paragraph" style:parent-style-name="Standard">
      <style:text-properties officeooo:paragraph-rsid="001f8bd0"/>
    </style:style>
    <style:style style:name="P14" style:family="paragraph" style:parent-style-name="Standard">
      <style:text-properties officeooo:paragraph-rsid="00207587"/>
    </style:style>
    <style:style style:name="P15" style:family="paragraph" style:parent-style-name="Standard">
      <style:text-properties officeooo:rsid="00221387" officeooo:paragraph-rsid="00221387"/>
    </style:style>
    <style:style style:name="P16" style:family="paragraph" style:parent-style-name="Standard">
      <style:text-properties officeooo:rsid="00240e60" officeooo:paragraph-rsid="00240e60"/>
    </style:style>
    <style:style style:name="P17" style:family="paragraph" style:parent-style-name="Standard">
      <style:text-properties officeooo:paragraph-rsid="00240e60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0pt" officeooo:paragraph-rsid="00240e60" style:font-name-asian="NSimSun" style:font-size-asian="10pt" style:font-name-complex="Liberation Mono" style:font-size-complex="10pt"/>
    </style:style>
    <style:style style:name="P19" style:family="paragraph" style:parent-style-name="Table_20_Contents">
      <style:text-properties officeooo:rsid="00207587" officeooo:paragraph-rsid="00207587"/>
    </style:style>
    <style:style style:name="P20" style:family="paragraph" style:parent-style-name="Table_20_Contents">
      <style:text-properties officeooo:paragraph-rsid="00207587"/>
    </style:style>
    <style:style style:name="P21" style:family="paragraph" style:parent-style-name="Table_20_Contents">
      <style:paragraph-properties fo:text-align="start" style:justify-single-word="false"/>
      <style:text-properties style:font-name="Liberation Mono" fo:font-size="10pt" style:font-name-asian="NSimSun" style:font-size-asian="10pt" style:font-name-complex="Liberation Mono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f7b0b"/>
    </style:style>
    <style:style style:name="T4" style:family="text">
      <style:text-properties fo:font-variant="normal" fo:text-transform="none" fo:color="#202124" loext:opacity="100%" style:font-name="Arial" fo:font-size="9.60000038146973pt" fo:letter-spacing="normal" fo:font-style="normal" fo:font-weight="normal"/>
    </style:style>
    <style:style style:name="T5" style:family="text">
      <style:text-properties fo:font-variant="normal" fo:text-transform="none" fo:color="#202124" loext:opacity="100%" fo:font-size="9.60000038146973pt" fo:letter-spacing="normal" fo:font-style="normal" fo:font-weight="normal"/>
    </style:style>
    <style:style style:name="T6" style:family="text">
      <style:text-properties fo:font-variant="normal" fo:text-transform="none" fo:color="#202124" loext:opacity="100%" fo:font-size="9.60000038146973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202124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1f8bd0" style:font-size-asian="12pt" style:font-size-complex="12pt"/>
    </style:style>
    <style:style style:name="T10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207587" style:font-size-asian="12pt" style:font-size-complex="12pt"/>
    </style:style>
    <style:style style:name="T11" style:family="text">
      <style:text-properties fo:font-variant="normal" fo:text-transform="none" fo:color="#222222" loext:opacity="100%" style:font-name="Liberation Serif" fo:font-size="12pt" fo:letter-spacing="normal" fo:font-style="italic" fo:font-weight="normal" officeooo:rsid="00207587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000000" loext:opacity="100%" style:font-name="monospace" fo:font-size="8.39999961853027pt" fo:letter-spacing="normal" fo:font-style="normal" fo:font-weight="normal"/>
    </style:style>
    <style:style style:name="T13" style:family="text">
      <style:text-properties style:font-name="Arial"/>
    </style:style>
    <style:style style:name="T14" style:family="text">
      <style:text-properties style:font-name="Arial" officeooo:rsid="001f7b0b"/>
    </style:style>
    <style:style style:name="T15" style:family="text">
      <style:text-properties officeooo:rsid="001f8bd0"/>
    </style:style>
    <style:style style:name="T16" style:family="text">
      <style:text-properties officeooo:rsid="00207587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240e60"/>
    </style:style>
    <style:style style:name="T19" style:family="text">
      <style:text-properties style:font-name="monospace" fo:font-size="8.39999961853027pt" fo:font-style="normal" fo:font-weight="normal"/>
    </style:style>
    <style:style style:name="T20" style:family="text">
      <style:text-properties style:font-name="monospace" fo:font-size="8.39999961853027pt" fo:font-style="normal" fo:font-weight="normal" officeooo:rsid="00240e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1. Can you create a programme or function that employs both positive and negative indexing? Is</text:p>
      <text:p text:style-name="Standard">there any repercussion if you do so?</text:p>
      <text:p text:style-name="P8">Ans: </text:p>
      <text:p text:style-name="P8"><text:tab/>“Positive indexing” is a Zero-Based Indexing. The element in the iterable can be referred to with and index starting from 0</text:p>
      <text:p text:style-name="P8"><text:tab/>1<text:span text:style-name="T1">st</text:span> element has 0 index</text:p>
      <text:p text:style-name="P8"><text:tab/>“Negative indexing” is a “indexing from the end”. The last value of sequence has an index of -1, second last -2 and so on</text:p>
      <text:p text:style-name="P8"><text:tab/>So we need to create separate function to employ both the indexing</text:p>
      <text:p text:style-name="P8"><text:tab/></text:p>
      <text:p text:style-name="Standard">Q2. What is the most effective way of starting with 1,000 elements in a Python list? Assume that all</text:p>
      <text:p text:style-name="Standard">elements should be set to the same value.</text:p>
      <text:p text:style-name="P8">Ans: use ‘*’ operator to propagate the <text:span text:style-name="T3">elements with the list</text:span></text:p>
      <text:p text:style-name="P8"><text:tab/><text:span text:style-name="T3">e.g. 1000* [&lt;ele&gt;]</text:span></text:p>
      <text:p text:style-name="Standard"/>
      <text:p text:style-name="Standard">Q3. How do you slice a list to get any other part while missing the rest? (For example, suppose you</text:p>
      <text:p text:style-name="Standard">want to make a new list with the elements first, third, fifth, seventh, and so on.)</text:p>
      <text:p text:style-name="P9">Ans: l = [1,2,3,4,5,6,7,8,9,10]</text:p>
      <text:p text:style-name="P9"><text:tab/>[x for x in l if x%2!=0]</text:p>
      <text:p text:style-name="P9"/>
      <text:p text:style-name="Standard">Q4. Explain the distinctions between indexing and slicing.</text:p>
      <text:p text:style-name="P9">Ans: indexing is ascertaining the position of the elements in the iterable.</text:p>
      <text:p text:style-name="P10"><text:span text:style-name="T3"><text:tab/></text:span><text:span text:style-name="T14">Indexing: </text:span><text:span text:style-name="T4">Indexing is used to obtain individual elements.</text:span><text:span text:style-name="T13"> </text:span></text:p>
      <text:p text:style-name="P11"><text:span text:style-name="T5"><text:tab/></text:span><text:span text:style-name="T7">Slicing</text:span><text:span text:style-name="T6">: </text:span><text:span text:style-name="T5">Slicing is used to obtain a sequence of elements</text:span> </text:p>
      <text:p text:style-name="Standard"/>
      <text:p text:style-name="Standard">Q5. What happens if one of the slicing expression&amp;#39;s indexes is out of range?</text:p>
      <text:p text:style-name="P9">Ans: <text:s/><text:span text:style-name="T15">Slicing expression produce the result with all the elements that are in range.</text:span></text:p>
      <text:p text:style-name="P9"><text:tab/><text:span text:style-name="T15">No exception is raised</text:span></text:p>
      <text:p text:style-name="Standard"/>
      <text:p text:style-name="Standard">Q6. If you pass a list to a function, and if you want the function to be able to change the values of the list—so that the list is different after the function returns—what action should you avoid?</text:p>
      <text:p text:style-name="P13"><text:span text:style-name="T15">Ans: </text:span><text:span text:style-name="T8">lists get modified because lists are mutable objects that are capable of being modifi</text:span><text:span text:style-name="T9">ed.</text:span></text:p>
      <text:p text:style-name="P13"><text:span text:style-name="T9">lists</text:span><text:span text:style-name="T8"> are not copied when you pass them to a function. Any modification you make to the </text:span><text:span text:style-name="T9">list</text:span><text:span text:style-name="T8"> is visible outside the function.</text:span></text:p>
      <text:p text:style-name="P13"><text:span text:style-name="T8"><text:tab/></text:span><text:span text:style-name="T10">However, </text:span></text:p>
      <text:p text:style-name="P13"><text:span text:style-name="T10"><text:tab/></text:span></text:p>
      <table:table table:name="Table1" table:style-name="Table1">
        <table:table-column table:style-name="Table1.A" table:number-columns-repeated="2"/>
        <table:table-row table:style-name="TableLine1970640352768">
          <table:table-cell table:style-name="Table1.A1" office:value-type="string">
            <text:p text:style-name="P14"><text:span text:style-name="T10">pass a list to a function and write that the function modifies some or all of the values in that list. </text:span></text:p>
          </table:table-cell>
          <table:table-cell table:style-name="Table1.A1" office:value-type="string">
            <text:p text:style-name="P19">The list argument <text:span text:style-name="T17">list_arg</text:span> is reassigned to refer to a completely new list. The association between the variable list_arg and the original data [0,0,0,0] was broken</text:p>
          </table:table-cell>
        </table:table-row>
        <table:table-row table:style-name="TableLine1970640352768">
          <table:table-cell table:style-name="Table1.A1" office:value-type="string">
            <text:p text:style-name="P14"><text:span text:style-name="T10">def set_list_vals(</text:span><text:span text:style-name="T11">list_arg</text:span><text:span text:style-name="T10">):<text:tab/><text:tab/><text:tab/><text:tab/></text:span></text:p>
            <text:p text:style-name="P14"><text:span text:style-name="T10"><text:s text:c="3"/>list_arg[0]=100</text:span></text:p>
            <text:p text:style-name="P14"><text:span text:style-name="T10"><text:s text:c="3"/>list_arg[1]=200</text:span></text:p>
            <text:p text:style-name="P14"><text:span text:style-name="T10"><text:s text:c="3"/>list_arg[2]=150</text:span></text:p>
            <text:p text:style-name="P14"><text:span text:style-name="T10"><text:s text:c="3"/>a_list = [0,0,0]</text:span></text:p>
            <text:p text:style-name="P14"><text:span text:style-name="T10">set_list_vals(a_list)</text:span></text:p>
            <text:p text:style-name="P14"><text:span text:style-name="T10">print(a_list) <text:tab/><text:tab/><text:tab/></text:span></text:p>
          </table:table-cell>
          <table:table-cell table:style-name="Table1.A1" office:value-type="string">
            <text:p text:style-name="Table_20_Contents">def set_list(<text:span text:style-name="T17">list_arg</text:span>):</text:p>
            <text:p text:style-name="Table_20_Contents"><text:s text:c="4"/>list_arg = [100,200,150]</text:p>
            <text:p text:style-name="Table_20_Contents"/>
            <text:p text:style-name="Table_20_Contents">a_list = [0,0,0]</text:p>
            <text:p text:style-name="Table_20_Contents">set_list(a_list)</text:p>
            <text:p text:style-name="Table_20_Contents">print(a_list)</text:p>
          </table:table-cell>
        </table:table-row>
        <table:table-row table:style-name="TableLine1970640352768">
          <table:table-cell table:style-name="Table1.A1" office:value-type="string">
            <text:p text:style-name="P14"><text:span text:style-name="T10"><text:s text:c="2"/>output:<text:tab/>[100, 200, 150]</text:span></text:p>
          </table:table-cell>
          <table:table-cell table:style-name="Table1.A1" office:value-type="string">
            <text:p text:style-name="P20"><text:span text:style-name="T16">Output: </text:span><text:span text:style-name="T12">[0, 0, 0]</text:span></text:p>
          </table:table-cell>
        </table:table-row>
      </table:table>
      <text:p text:style-name="P13"><text:span text:style-name="T10"/></text:p>
      <text:p text:style-name="P13"><text:span text:style-name="T10"/></text:p>
      <text:p text:style-name="P12"/>
      <text:p text:style-name="Standard"/>
      <text:p text:style-name="Standard"><text:soft-page-break/>Q7. What is the concept of an unbalanced matrix?</text:p>
      <text:p text:style-name="P15">Ans: <text:s/>Program code can determine the exact size and <text:s/>shape of python matrix through inspection. Taking the length of such a list gets the number of elements at the top level.</text:p>
      <text:p text:style-name="P15">e.g. weird_mat = [[1,2,3,4],[0,5],[9,8,3]]</text:p>
      <text:p text:style-name="P15">len(weird_mat) 3,</text:p>
      <text:p text:style-name="P15">This result tells that are three rows. You can then get the length of each of these row, within the matrix as below</text:p>
      <text:p text:style-name="P15">len(weird_mat[0]) 4</text:p>
      <text:p text:style-name="P15">len(weird_mat[1]) 2</text:p>
      <text:p text:style-name="P15">len(weird_mat[2]) 3 </text:p>
      <text:p text:style-name="Standard"/>
      <text:p text:style-name="Standard">Q8. Why is it necessary to use either list comprehension or a loop to create arbitrarily large matrices?</text:p>
      <text:p text:style-name="P16">Ans: Python matrix’s cannot be declared as python has no concept of data declaration. They must be built. </text:p>
      <text:p text:style-name="P16">List multiplication : in case of one-dimensional list or two dimensional list</text:p>
      <text:p text:style-name="P17"><text:span text:style-name="T12"/></text:p>
      <table:table table:name="Table2" table:style-name="Table2">
        <table:table-column table:style-name="Table2.A" table:number-columns-repeated="2"/>
        <table:table-row table:style-name="TableLine1970640289696">
          <table:table-cell table:style-name="Table2.A1" office:value-type="string">
            <text:p text:style-name="P18"><text:span text:style-name="T18">[0]*100 </text:span></text:p>
          </table:table-cell>
          <table:table-cell table:style-name="Table2.A1" office:value-type="string">
            <text:p text:style-name="P21">[[0]*10]*100 </text:p>
          </table:table-cell>
        </table:table-row>
        <table:table-row table:style-name="TableLine1970640289696">
          <table:table-cell table:style-name="Table2.A1" office:value-type="string">
            <text:p text:style-name="P17"><text:span text:style-name="T12">0,</text:span></text:p>
            <text:p text:style-name="P3"><text:s/><text:span text:style-name="T19">0,</text:span></text:p>
            <text:p text:style-name="P3"><text:s/><text:span text:style-name="T19">0,</text:span></text:p>
            <text:p text:style-name="P3"><text:s/><text:span text:style-name="T19">0,</text:span></text:p>
            <text:p text:style-name="P3">...,<text:span text:style-name="T19">0</text:span><text:span text:style-name="T20">]</text:span></text:p>
            <text:p text:style-name="P5"><text:span text:style-name="T19">[</text:span></text:p>
          </table:table-cell>
          <table:table-cell table:style-name="Table2.A1" office:value-type="string">
            <text:p text:style-name="P1">[[0, 0, 0, 0, 0, 0, 0, 0, 0, 0],</text:p>
            <text:p text:style-name="P2"><text:s/><text:span text:style-name="T19">[0, 0, 0, 0, 0, 0, 0, 0, 0, 0],</text:span></text:p>
            <text:p text:style-name="P2"><text:s/><text:span text:style-name="T19">[0, 0, 0, 0, 0, 0, 0, 0, 0, 0],</text:span></text:p>
            <text:p text:style-name="P2"><text:s/><text:span text:style-name="T19">[0, 0, 0, 0, 0, 0, 0, 0, 0, 0],</text:span></text:p>
            <text:p text:style-name="P4"><text:span text:style-name="T19">so on]</text:span></text:p>
            <text:p text:style-name="P21"/>
          </table:table-cell>
        </table:table-row>
      </table:table>
      <text:p text:style-name="P6">The inner expression creates a list of 10 elements. The code repeats that 200 times – not creating separate rows but references to same row. This is a shallow copy; you get 200 redundant references to the same row.</text:p>
      <text:p text:style-name="P7">So, it is necessary to use loop Each time a row containing 10 zeros is appended. After this loop is executed, mat will refer to true 2-dimensional matrix made up of fully independent cells. It can be then indexed.</text:p>
      <text:p text:style-name="P7"/>
      <text:p text:style-name="P7">e.g. mat = [[0]*10 for i in range(20)]</text:p>
      <text:p text:style-name="P7"/>
      <text:p text:style-name="P7">matrix_name = [[init]*ncols for var in range(nrows)]</text:p>
      <text:p text:style-name="P7"/>
      <text:p text:style-name="P7">for higher dimensions e.g.</text:p>
      <text:p text:style-name="P7">[[ [0]*10 for _ in range(20)] for _ in range(10)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rial" svg:font-family="arial, sans-serif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9T11:34:05.252000000</meta:creation-date>
    <dc:date>2022-08-09T19:27:24.819000000</dc:date>
    <meta:editing-duration>PT19M51S</meta:editing-duration>
    <meta:editing-cycles>3</meta:editing-cycles>
    <meta:generator>LibreOffice/7.3.5.2$Windows_X86_64 LibreOffice_project/184fe81b8c8c30d8b5082578aee2fed2ea847c01</meta:generator>
    <meta:document-statistic meta:table-count="2" meta:image-count="0" meta:object-count="0" meta:page-count="2" meta:paragraph-count="74" meta:word-count="677" meta:character-count="3851" meta:non-whitespace-character-count="3191"/>
  </office:meta>
</office:document-meta>
</file>